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59a85" officeooo:paragraph-rsid="00159a85" style:font-size-asian="14pt" style:font-size-complex="14pt"/>
    </style:style>
    <style:style style:name="P3" style:family="paragraph" style:parent-style-name="Standard">
      <style:text-properties fo:font-size="14pt" officeooo:rsid="00176e87" officeooo:paragraph-rsid="00176e87" style:font-size-asian="14pt" style:font-size-complex="14pt"/>
    </style:style>
    <style:style style:name="P4" style:family="paragraph" style:parent-style-name="Standard">
      <style:text-properties fo:font-size="14pt" officeooo:rsid="00168279" officeooo:paragraph-rsid="00168279" style:font-size-asian="14pt" style:font-size-complex="14pt"/>
    </style:style>
    <style:style style:name="T1" style:family="text">
      <style:text-properties officeooo:rsid="00159a85"/>
    </style:style>
    <style:style style:name="T2" style:family="text">
      <style:text-properties officeooo:rsid="00168279"/>
    </style:style>
    <style:style style:name="T3" style:family="text">
      <style:text-properties officeooo:rsid="0016df28"/>
    </style:style>
    <style:style style:name="T4" style:family="text">
      <style:text-properties officeooo:rsid="00176e87"/>
    </style:style>
    <style:style style:name="T5" style:family="text">
      <style:text-properties officeooo:rsid="001891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Android Studio</text:span></text:p>
      <text:p text:style-name="Standard"><text:tab/><text:tab/><text:tab/><text:tab/><text:span text:style-name="T1">=====================</text:span></text:p>
      <text:p text:style-name="P1"/>
      <text:p text:style-name="P2">&gt; Go to Home/android/android-studio/bin</text:p>
      <text:p text:style-name="P2">&gt; Inside the bin folder open terminal</text:p>
      <text:p text:style-name="P2">&gt; Run the following command: </text:p>
      <text:p text:style-name="P2"><text:tab/>./studio.sh</text:p>
      <text:p text:style-name="P2">&gt; Wait for opening the app</text:p>
      <text:p text:style-name="P2">&gt; Connect your mobile through usb cable</text:p>
      <text:p text:style-name="P2">&gt; Choose <text:span text:style-name="T4">ok </text:span>for file share files <text:span text:style-name="T4">popup</text:span></text:p>
      <text:p text:style-name="P2">&gt; Go to settings: Turn on the develeper </text:p>
      <text:p text:style-name="P2">&gt; A prompt will open for establishing connection... accept <text:span text:style-name="T5">that</text:span></text:p>
      <text:p text:style-name="P2">&gt; <text:span text:style-name="T2">When android-studio is ready, go to files-&gt;open</text:span></text:p>
      <text:p text:style-name="P2"><text:s/><text:tab/><text:span text:style-name="T2">select your project path e.g: downloads/inppyRetailer... press ok</text:span></text:p>
      <text:p text:style-name="P3">&gt; Run App by Pressing play button or from Run (top menu bar)</text:p>
      <text:p text:style-name="P3">&gt; Choose your device</text:p>
      <text:p text:style-name="P3">&gt; Press ok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09:25:24.483779135</meta:creation-date>
    <dc:date>2020-01-10T10:59:51.332873125</dc:date>
    <meta:editing-duration>PT3M4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95" meta:character-count="573" meta:non-whitespace-character-count="480"/>
  </office:meta>
</office:document-meta>
</file>